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son Dorweiler</text:p>
      <text:p text:style-name="P1">CS165 Assignment 1</text:p>
      <text:p text:style-name="P1"/>
      <text:p text:style-name="P3">Requirements: </text:p>
      <text:p text:style-name="P3"/>
      <text:p text:style-name="P2">Here's a list from each requirement for what I think needs to be done:</text:p>
      <text:p text:style-name="P2"/>
      <text:p text:style-name="P1">2.a <text:s/>Write some code to convert decimal number into binary and hex</text:p>
      <text:p text:style-name="P1"/>
      <text:p text:style-name="P1">2.b Write some code to convert binary numbers into hex and decimal</text:p>
      <text:p text:style-name="P1"/>
      <text:p text:style-name="P1">2.c <text:s/>Using the climits library, <text:s/>set variables to the max and min of each data type.</text:p>
      <text:p text:style-name="P1"/>
      <text:p text:style-name="P1">2.d Print out the variables from 2.c in decimal, hex, and oct.</text:p>
      <text:p text:style-name="P1"/>
      <text:p text:style-name="P1">2.e Setup user input to read in an int and then print it back out in hex and binary.</text:p>
      <text:p text:style-name="P1"/>
      <text:p text:style-name="P1">2.f <text:s/>Print out the max limit variables + 1, they will overflow.</text:p>
      <text:p text:style-name="P1"/>
      <text:p text:style-name="P1">2.g Add a header to the top</text:p>
      <text:p text:style-name="P1"/>
      <text:p text:style-name="P1"/>
      <text:p text:style-name="P3">Possible solution:</text:p>
      <text:p text:style-name="P3"/>
      <text:p text:style-name="P2">For 2a converting to binary and hex can be done using baseflags. <text:s/></text:p>
      <text:p text:style-name="P2"/>
      <text:p text:style-name="P2">I'm not really sure about 2b. <text:s/>There is probably a library that will do this. <text:s/>Or should I write a separate binary to hex/dec function? <text:s/></text:p>
      <text:p text:style-name="P2"/>
      <text:p text:style-name="P2">Part 2c should be easy enough to just include the header file and assign variables to the max and min from the climit library.</text:p>
      <text:p text:style-name="P2"/>
      <text:p text:style-name="P2">Part 2d. I can just use the baseflags again. <text:s/></text:p>
      <text:p text:style-name="P2"/>
      <text:p text:style-name="P2">Part 2e. <text:s/>Add user input using cin &gt;&gt;</text:p>
      <text:p text:style-name="P2"/>
      <text:p text:style-name="P2">Part f. Use cout &lt;&lt; to print out the variable + 1. <text:s/>They will overflow since this is one greater than the max value. </text:p>
      <text:p text:style-name="P2"/>
      <text:p text:style-name="P2">First pseudo code implementation:</text:p>
      <text:p text:style-name="P2"/>
      <text:p text:style-name="P2">#Include the required libraries ( iostream, climits …. <text:s/>) </text:p>
      <text:p text:style-name="P2"/>
      <text:p text:style-name="P2">int main() </text:p>
      <text:p text:style-name="P2">{</text:p>
      <text:p text:style-name="P2"><text:tab/>// use bitflags to convert the decimal numbers to hex</text:p>
      <text:p text:style-name="P2"><text:tab/>cout &lt;&lt; “decimal to hex” &lt;&lt; <text:s/>bitset&lt;8&gt;( 96 ); <text:s/>// Then repeat this for all the decimal numbers in the problem.</text:p>
      <text:p text:style-name="P2"/>
      <text:p text:style-name="P2"><text:tab/>// Binary to hex, decimal</text:p>
      <text:p text:style-name="P2"><text:tab/>I'm need to think about this one more...</text:p>
      <text:p text:style-name="P2"/>
      <text:p text:style-name="P2"><text:tab/>//use the climit macros from the class video. <text:s/>For example assigning a minimum short. <text:s/>Do the same for all the <text:tab/>//other ones.</text:p>
      <text:p text:style-name="P2"><text:tab/>shortInt = SHRT_MIN</text:p>
      <text:p text:style-name="P2"/>
      <text:p text:style-name="P2"><text:tab/>// Adding user input</text:p>
      <text:p text:style-name="P2"><text:tab/>cout &lt;&lt; “enter a number” </text:p>
      <text:p text:style-name="P2"><text:tab/>cin &gt;&gt; number_entered</text:p>
      <text:p text:style-name="P2"><text:tab/>cout &lt;&lt; “you entered” &lt;&lt; number_entered <text:s/>// then print out using hex and baseflags for binary</text:p>
      <text:p text:style-name="P2"/>
      <text:p text:style-name="P2"><text:soft-page-break/><text:tab/>// add 1 to each max and they should just overflow</text:p>
      <text:p text:style-name="P2"><text:tab/>cout &lt;&lt; SHRT_MAX + 1 // repeat the same for the others. </text:p>
      <text:p text:style-name="P2">}</text:p>
      <text:p text:style-name="P2"/>
      <text:p text:style-name="P2"/>
      <text:p text:style-name="P3">Implementation</text:p>
      <text:p text:style-name="P3"/>
      <text:p text:style-name="P3"><text:tab/><text:span text:style-name="T1">See comments in the source file.</text:span></text:p>
      <text:p text:style-name="P3"><text:span text:style-name="T1"/></text:p>
      <text:p text:style-name="P3"><text:span text:style-name="T1"><text:tab/></text:span>I didn't see that part 2a,b had to be done by hand until after had already got it working in my program. <text:s/>I included another pdf file that had my hand calculations for this problem. <text:s/>I left the code as-is so it still does the calculations for me. </text:p>
      <text:p text:style-name="P2"/>
      <text:p text:style-name="P3">Testing and Debugging</text:p>
      <text:p text:style-name="P3"/>
      <text:p text:style-name="P3"><text:tab/><text:span text:style-name="T1">The only input is for the one part where a user enters a number to be converted into hex and binary. <text:s/>The way I set this up is to convert using and 8 bit bitset&lt;8&gt;. <text:s/>Numbers that are more than 8 bits will only display their first 8 bits and ones greater than that are cutoff. <text:s/>Floats will get cut off at the decimal point. <text:s/>Anything entered other than in integer will result in a zero being printed back out. <text:s/></text:span></text:p>
      <text:p text:style-name="P3"><text:span text:style-name="T1"/></text:p>
      <text:p text:style-name="P2"><text:tab/>I did some debugging with the binaryToDec function using print statements. <text:s/>I left the debugging line there to show this. <text:s/>I was checking the value of the counter and value of the intermediate results. <text:s/>I used this to figure out what needed to go in the pow() function to get the correct answer back. </text:p>
      <text:p text:style-name="P2"/>
      <text:p text:style-name="P2"><text:tab/>In figuring out how the pow() function worked I did a bit of debugging by printing out the sizeof() each variable and doing the calculation by hand. <text:s/></text:p>
      <text:p text:style-name="P2"/>
      <text:p text:style-name="P2"><text:tab/>I tested the code on both my computer and the school's just to be sure the output was the same on both. </text:p>
      <text:p text:style-name="P2"/>
      <text:p text:style-name="P3">Reflection</text:p>
      <text:p text:style-name="P3"/>
      <text:p text:style-name="P3"><text:tab/><text:span text:style-name="T1">Some parts of this assignment were pretty easy and others not so much. <text:s/>I though the assignment was asking for me to write a function to do the binary to decimal conversions. <text:s/>It wasn't until I had already spent a lot of time working on it that I saw that we were really only suppose to do it by hand.</text:span></text:p>
      <text:p text:style-name="P3"><text:span text:style-name="T1"/></text:p>
      <text:p text:style-name="P3"><text:span text:style-name="T1"><text:tab/> I had at lot more trouble figuring out how to convert the binary numbers into other types than I though I would. <text:s/>I looked through all the course notes/videos and didn't see any way to do this. <text:s/>Maybe I missed it? <text:s/>I did some searching online and ended up using a function from a forum, which didn't fully work anyway. <text:s/>After a bit of debugging and more searching I finally got it working. <text:s/></text:span></text:p>
      <text:p text:style-name="P3"><text:span text:style-name="T1"/></text:p>
      <text:p text:style-name="P2"><text:tab/>I added in the calculation for the max variables using the pow() function that I saw in one of the videos. <text:s/>This also took a bit of work just to figure out how it was working but I did that just for fun. <text:s/>The climits library has macros for the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tlebot </meta:initial-creator>
    <meta:creation-date>2013-09-30T22:28:19</meta:creation-date>
    <dc:date>2013-10-06T08:53:40</dc:date>
    <dc:creator>turtlebot </dc:creator>
    <meta:editing-duration>PT4H9M5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47" meta:word-count="776" meta:character-count="4107" meta:non-whitespace-character-count="3302"/>
  </office:meta>
</office:document-meta>
</file>